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7c57d" officeooo:paragraph-rsid="0017c57d"/>
    </style:style>
    <style:style style:name="P2" style:family="paragraph" style:parent-style-name="Standard">
      <style:text-properties fo:language="en" fo:country="US" officeooo:rsid="00173ebc" officeooo:paragraph-rsid="00173ebc"/>
    </style:style>
    <style:style style:name="T1" style:family="text">
      <style:text-properties officeooo:rsid="0017c5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ysic <text:s/></text:p>
      <text:p text:style-name="P2">14.07.2017- Marta Skorko <text:span text:style-name="T1">page</text:span> 23 <text:span text:style-name="T1">to</text:span> 35</text:p>
      <text:p text:style-name="P1">15.07.2017- Marta Skorko page 35 to 44 to 1 pm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ymon </meta:initial-creator>
    <meta:creation-date>2017-07-14T20:26:32.236968236</meta:creation-date>
    <dc:date>2017-07-15T13:02:18.890751103</dc:date>
    <dc:creator>szymon </dc:creator>
    <meta:editing-duration>PT5M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18" meta:character-count="93" meta:non-whitespace-character-count="76"/>
  </office:meta>
</office:document-meta>
</file>